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B000000E32666AF6A.png"/>
  <manifest:file-entry manifest:media-type="image/png" manifest:full-path="Pictures/10000000000001B4000000E7DB634049.png"/>
  <manifest:file-entry manifest:media-type="image/png" manifest:full-path="Pictures/10000000000001BB000000E8E7233E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11.075cm" svg:height="5.775cm" svg:x="4.425cm" svg:y="1.5cm">
            <draw:image xlink:href="Pictures/10000000000001BB000000E8E7233E3F.png" xlink:type="simple" xlink:show="embed" xlink:actuate="onLoad">
              <text:p/>
            </draw:image>
          </draw:frame>
          <draw:frame draw:style-name="gr1" draw:text-style-name="P1" draw:layer="layout" svg:width="10.875cm" svg:height="5.75cm" svg:x="4.525cm" svg:y="7.85cm">
            <draw:image xlink:href="Pictures/10000000000001B4000000E7DB634049.png" xlink:type="simple" xlink:show="embed" xlink:actuate="onLoad">
              <text:p/>
            </draw:image>
          </draw:frame>
          <draw:frame draw:style-name="gr1" draw:text-style-name="P1" draw:layer="layout" svg:width="10.675cm" svg:height="5.65cm" svg:x="4.699cm" svg:y="14.107cm">
            <draw:image xlink:href="Pictures/10000000000001AB000000E32666AF6A.png" xlink:type="simple" xlink:show="embed" xlink:actuate="onLoad">
              <text:p/>
            </draw:image>
          </draw:frame>
          <draw:frame draw:style-name="gr2" draw:text-style-name="P2" draw:layer="layout" svg:width="0.993cm" svg:height="0.657cm" svg:x="9.8cm" svg:y="13.443cm">
            <draw:text-box>
              <text:p text:style-name="P2"><text:span text:style-name="T1">(B)</text:span></text:p>
            </draw:text-box>
          </draw:frame>
          <draw:frame draw:style-name="gr2" draw:text-style-name="P2" draw:layer="layout" svg:width="0.98cm" svg:height="0.657cm" svg:x="9.6cm" svg:y="7.1cm">
            <draw:text-box>
              <text:p text:style-name="P2"><text:span text:style-name="T1">(A)</text:span></text:p>
            </draw:text-box>
          </draw:frame>
          <draw:frame draw:style-name="gr2" draw:text-style-name="P2" draw:layer="layout" svg:width="0.993cm" svg:height="0.657cm" svg:x="9.717cm" svg:y="19.637cm">
            <draw:text-box>
              <text:p text:style-name="P2"><text:span text:style-name="T1">(C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ntelbras Intelbras</meta:initial-creator>
    <meta:creation-date>2011-01-19T09:20:33.56</meta:creation-date>
    <dc:date>2011-01-19T10:29:44.34</dc:date>
    <dc:creator>Intelbras Intelbras</dc:creator>
    <meta:editing-duration>PT01H07M48S</meta:editing-duration>
    <meta:editing-cycles>3</meta:editing-cycles>
    <meta:generator>BrOffice.org/3.2$Win32 OpenOffice.org_project/320m18$Build-9502</meta:generator>
    <meta:document-statistic meta:object-count="7"/>
  </office:meta>
</office:document-meta>
</file>